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59a" officeooo:paragraph-rsid="0001659a"/>
    </style:style>
    <style:style style:name="P2" style:family="paragraph" style:parent-style-name="Standard">
      <style:text-properties officeooo:rsid="0001659a" officeooo:paragraph-rsid="00043c84"/>
    </style:style>
    <style:style style:name="P3" style:family="paragraph" style:parent-style-name="Standard">
      <style:text-properties officeooo:rsid="0001659a" officeooo:paragraph-rsid="0005e085"/>
    </style:style>
    <style:style style:name="P4" style:family="paragraph" style:parent-style-name="Standard">
      <style:text-properties officeooo:rsid="00043c84" officeooo:paragraph-rsid="00043c84"/>
    </style:style>
    <style:style style:name="P5" style:family="paragraph" style:parent-style-name="Standard">
      <style:text-properties officeooo:rsid="00043c84" officeooo:paragraph-rsid="0005e085"/>
    </style:style>
    <style:style style:name="P6" style:family="paragraph" style:parent-style-name="Standard">
      <style:text-properties officeooo:rsid="0005e085" officeooo:paragraph-rsid="0005e085"/>
    </style:style>
    <style:style style:name="T1" style:family="text">
      <style:text-properties officeooo:rsid="0001659a"/>
    </style:style>
    <style:style style:name="T2" style:family="text">
      <style:text-properties officeooo:rsid="00043c84"/>
    </style:style>
    <style:style style:name="T3" style:family="text">
      <style:text-properties officeooo:rsid="0005e085"/>
    </style:style>
    <style:style style:name="T4" style:family="text">
      <style:text-properties officeooo:rsid="0005ed4b"/>
    </style:style>
    <style:style style:name="T5" style:family="text">
      <style:text-properties officeooo:rsid="00073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 testy: S00<text:span text:style-name="T2">7</text:span></text:p>
      <text:p text:style-name="P2">Czynności: <text:span text:style-name="T2">Kliknięcie przycisku nagrania: kliknięcie przycisku zatrzymania nagrania</text:span></text:p>
      <text:p text:style-name="P2">Oczekiwany rezultat: <text:span text:style-name="T2">Nagranie rozpocznie się, a następnie zostanie poprawnie zakończone. Wyświetli się spektrogram nagranego dźwięku.</text:span></text:p>
      <text:p text:style-name="P2">Rezultat otrzymany w dniu 22.05.2020: <text:span text:style-name="T2">W uruchomionej aplikacji, po wprowadzeniu danych, rozpoczęłam nagrywanie. Po zakończeniu nagrania powstał plik w rozszerzeniu wave i dane zostały zapisane do pliku nagaraniaData, co sugeruje że rozpoczęcie i zakończenie nagrywania przebiegło pomyślnie. Nie powstał natomiast spektrogram nagranego dźwięku, ani od razu po nagraniu ani po naciśnięciu przycisku Spektrogram w aplikacji.</text:span></text:p>
      <text:p text:style-name="P2"/>
      <text:p text:style-name="P4">ID testu: S008</text:p>
      <text:p text:style-name="P5">Czynności: <text:span text:style-name="T3">Po nagraniu, kliknięcie w przycisk zapisz, wpisanie nazwy i zatwierdzenie. Sprawdzenie czy plik znajduje się w domyślnej lokalizacji zapisu.</text:span></text:p>
      <text:p text:style-name="P5"><text:span text:style-name="T3">Oczekiwany rezultat: Plik zostaje zapisany poprawnie i znajduje się w domyślnej lokalizacji zapisu.</text:span></text:p>
      <text:p text:style-name="P3">Rezultat otrzymany w dniu 22.05.2020: <text:span text:style-name="T3">W uruchomionej aplikacji po wpisaniu danych, rozpoczęciu nagrywania i zatrzymaniu nagrywania, powstaje plik z rozszerzeniem wav z nazwą wprowadzoną w trakcie wprowadzania danych w pliku Apka 2.0. Nie wystąpił w trakcie nagrywania przycisk Zapisz, pole do wpisania nazwy pliku i przycisk do Zatwierdzania.</text:span></text:p>
      <text:p text:style-name="P3"/>
      <text:p text:style-name="P6">ID testu: S009</text:p>
      <text:p text:style-name="P6">Czynności: Po nagraniu, kliknięci<text:span text:style-name="T5">e</text:span> w przycisk zapisz, wpisanie nazwy, wskazanie lokalizacji i zatwierdzenie. Sprawdzenie czy plik znajduje się we wskazanej lokalizacji.</text:p>
      <text:p text:style-name="P6">Oczekiwany rezultat: Plik zostaje zapisany poprawnie i znajduje się w wybranej lokalizacji zapisu.</text:p>
      <text:p text:style-name="P6">Rezultat <text:span text:style-name="T1">otrzymany w dniu 22.05.2020: </text:span>Po wprowadzeniu danych, rozpoczęciu i zakończeniu nagrywania nie pojawia się przycisk zapisz, <text:span text:style-name="T4">wpisanie nazwy nagrania, wybranie lokalizacji i zatwierdzenie, </text:span>co uniemożliwia dalsze testowanie z wyborem lokalizacji. Dal<text:span text:style-name="T4">sz</text:span>e testowanie można by przeprowadzić korzystając z skryptów testowych sprawdzających czy w podanej lokalizacji znajduje się plik z rozszerzeniem wav, jednak dziś nie było to możliw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3:20:15.861000000</meta:creation-date>
    <dc:date>2020-05-22T15:49:30.225000000</dc:date>
    <meta:editing-duration>PT7M19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2" meta:word-count="259" meta:character-count="1976" meta:non-whitespace-character-count="1728"/>
  </office:meta>
</office:document-meta>
</file>